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a753" officeooo:paragraph-rsid="003b11a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9465" officeooo:paragraph-rsid="003b11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3b30d7" officeooo:paragraph-rsid="003b30d7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3b11a2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a753" officeooo:paragraph-rsid="003b11a2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070cc" officeooo:paragraph-rsid="003b11a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weight="bold" officeooo:paragraph-rsid="003b11a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b11a2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b11a2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3b11a2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1" officeooo:rsid="003a579e" officeooo:paragraph-rsid="003b11a2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a753" officeooo:paragraph-rsid="003b11a2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a753" officeooo:paragraph-rsid="003b11a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9465" officeooo:paragraph-rsid="003b11a2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9465" officeooo:paragraph-rsid="003b11a2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9465" officeooo:paragraph-rsid="003b11a2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9465" officeooo:paragraph-rsid="003b11a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dd8e" officeooo:paragraph-rsid="003b11a2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3b11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3bdd8e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4004b4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38f4d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3bdd8e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normal" officeooo:rsid="003b9465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fo:font-size="12pt" fo:font-weight="normal" officeooo:rsid="004004b4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fo:font-size="12pt" fo:font-weight="bold" officeooo:rsid="003b9465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4004b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69353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88de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8f4d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070c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b9465" style:font-size-asian="12pt" style:font-weight-asian="bold" style:font-size-complex="12pt" style:font-weight-complex="bold"/>
    </style:style>
    <style:style style:name="T19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20" style:family="text">
      <style:text-properties officeooo:rsid="003bdd8e"/>
    </style:style>
    <style:style style:name="T21" style:family="text">
      <style:text-properties officeooo:rsid="003ca0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4</text:span><text:span text:style-name="T11">0</text:span><text:span text:style-name="T10">1</text:span><text:span text:style-name="T12"> - </text:span><text:span text:style-name="T13">A/</text:span><text:span text:style-name="T14">A</text:span><text:span text:style-name="T15"> - </text:span><text:span text:style-name="T16">Gun and Sidewinder</text:span></text:p>
      <text:p text:style-name="P3">Same as A-10C<text:span text:style-name="T21">??</text:span></text:p>
      <text:p text:style-name="P3"/>
      <text:p text:style-name="P6">Fence in (switches on lower left instrument panel):</text:p>
      <text:list xml:id="list2630419830" text:style-name="L1">
        <text:list-item>
          <text:p text:style-name="P9"><text:span text:style-name="T13">M</text:span><text:span text:style-name="T17">ASTER ARM</text:span><text:span text:style-name="T19"> ... </text:span><text:span text:style-name="T17">ARM</text:span></text:p>
        </text:list-item>
        <text:list-item>
          <text:p text:style-name="P9"><text:span text:style-name="T17">GUN PAC ... </text:span><text:span text:style-name="T18">GUNARM (using PAC not recommended for A2A combat)</text:span></text:p>
        </text:list-item>
      </text:list>
      <text:p text:style-name="P2"/>
      <text:p text:style-name="P7">Gun<text:span text:style-name="T20"> -- WIP</text:span></text:p>
      <text:list xml:id="list2916459364" text:style-name="L2">
        <text:list-item>
          <text:p text:style-name="P12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4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4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3668865833" text:style-name="L3">
        <text:list-item>
          <text:list>
            <text:list-item>
              <text:p text:style-name="P15">You can also create or modify profiles, see Chuck's.</text:p>
            </text:list-item>
          </text:list>
        </text:list-item>
      </text:list>
      <text:list xml:id="list185058441321944" text:continue-list="list2916459364" text:style-name="L2">
        <text:list-item>
          <text:p text:style-name="P10"><text:span text:style-name="T6">Put the targets wingtips just touching the funnel, press </text:span><text:span text:style-name="T8">Trigger 2nd Stage</text:span><text:span text:style-name="T6"> to fire.</text:span></text:p>
        </text:list-item>
      </text:list>
      <text:p text:style-name="P1"/>
      <text:p text:style-name="P8"><text:span text:style-name="T4">AIM-9 -- </text:span><text:span text:style-name="T5">WIP</text:span></text:p>
      <text:list xml:id="list3506855353" text:style-name="L4">
        <text:list-item>
          <text:p text:style-name="P13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6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6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88427341" text:style-name="L5">
        <text:list-item>
          <text:list>
            <text:list-item>
              <text:p text:style-name="P17">You can also create or modify profiles, see Chuck's.</text:p>
            </text:list-item>
          </text:list>
        </text:list-item>
      </text:list>
      <text:list xml:id="list185057291995893" text:continue-list="list3506855353" text:style-name="L4">
        <text:list-item>
          <text:p text:style-name="P11"><text:span text:style-name="T9">TMS forward short</text:span><text:span text:style-name="T7"> (</text:span><text:span text:style-name="T9">Gray Reset Hat forward short</text:span><text:span text:style-name="T7">) to </text:span><text:span text:style-name="T9">uncage</text:span><text:span text:style-name="T7">, </text:span><text:span text:style-name="T9">TMS back short</text:span><text:span text:style-name="T7"> (</text:span><text:span text:style-name="T9">Gray Reset Hat back short</text:span><text:span text:style-name="T7">) to </text:span><text:span text:style-name="T9">recage</text:span><text:span text:style-name="T7">.</text:span></text:p>
        </text:list-item>
        <text:list-item>
          <text:p text:style-name="P19"><text:span text:style-name="T2">Slew Sidewinder seeker with </text:span><text:span text:style-name="T5">TDC Ministick</text:span><text:span text:style-name="T3">, it should lock automatically on any target it finds??</text:span></text:p>
        </text:list-item>
        <text:list-item>
          <text:p text:style-name="P18">Get tone and fire with <text:span text:style-name="T1">Red Button</text:span>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23M56S</meta:editing-duration>
    <meta:editing-cycles>45</meta:editing-cycles>
    <meta:generator>LibreOffice/7.0.3.1$Windows_X86_64 LibreOffice_project/d7547858d014d4cf69878db179d326fc3483e082</meta:generator>
    <dc:date>2022-02-08T18:50:56.231000000</dc:date>
    <meta:document-statistic meta:table-count="0" meta:image-count="0" meta:object-count="0" meta:page-count="1" meta:paragraph-count="19" meta:word-count="245" meta:character-count="1283" meta:non-whitespace-character-count="1067"/>
  </office:meta>
</office:document-meta>
</file>